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ttpServletRequestBuilderTests.queryParamet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contentTypeVia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reques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contextPathServl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contextPat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BuilderTests.query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questBuilderTests.testContextPathServletPathInvalid( String contextPath , String servletPath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HttpServletRequestBuilderTests.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BuilderTests.empt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BuilderTests.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requestParameterFrom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AttributePostProcessor.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BuilderTests.flash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BuilderTests.contextPathServletPath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AttributePostProcessor.attr( String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BuilderTests.contentTypeViaMultiple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acceptHeaderWithInvali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BuilderTests.requestParameterFromRequestBody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HttpServletRequestBuilderTests.contextPath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contextPathServletPathInfo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no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BuilderTests.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questBuilderTests.requestUriWith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AttributePostProcessor.postProcessRequest( Mock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BuilderTests.contentTypeViaHeaderWithInvali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requestParameterFromQuer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RequestBuilder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questBuilderTests.contentTypeWithInvali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requestUriAnd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sess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BuilderTests.requestUriWithou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BuilderTests.contextPathServletPat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BuilderTests.sess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mergeInvokesDefaultRequestPostProcessor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questBuilder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BuilderTests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HttpServletRequestBuilderTests.contentTypeVia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BuilderTests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questBuilderTests.requestAttr(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RequestBuilderTests.pathInfoIsDe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arbitra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BuilderTests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BuilderTests.requestParameterFromQuery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BuilderTests.requestParameterFrom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requestParameterFromQueryWith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BuilderTest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Builder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BuilderTests.requestUriWithDoubleSl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BuilderTests.quer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